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d3f9" officeooo:paragraph-rsid="000dd3f9"/>
    </style:style>
    <style:style style:name="P2" style:family="paragraph" style:parent-style-name="Standard">
      <style:text-properties officeooo:rsid="000e01c4" officeooo:paragraph-rsid="000e01c4"/>
    </style:style>
    <style:style style:name="P3" style:family="paragraph" style:parent-style-name="Standard">
      <style:paragraph-properties fo:background-color="#99ccff" fo:padding="0.049cm" fo:border="0.06pt solid #000000" style:shadow="none">
        <style:background-image/>
      </style:paragraph-properties>
      <style:text-properties officeooo:rsid="000e01c4" officeooo:paragraph-rsid="000e01c4"/>
    </style:style>
    <style:style style:name="P4" style:family="paragraph" style:parent-style-name="Standard" style:list-style-name="L1">
      <style:text-properties officeooo:rsid="000dd3f9" officeooo:paragraph-rsid="000dd3f9"/>
    </style:style>
    <style:style style:name="P5" style:family="paragraph" style:parent-style-name="Standard" style:list-style-name="L2">
      <style:text-properties officeooo:rsid="000dd3f9" officeooo:paragraph-rsid="000dd3f9"/>
    </style:style>
    <style:style style:name="P6" style:family="paragraph" style:parent-style-name="Standard">
      <style:text-properties officeooo:rsid="000dd3f9" officeooo:paragraph-rsid="000dd3f9"/>
    </style:style>
    <style:style style:name="P7" style:family="paragraph" style:parent-style-name="Standard" style:list-style-name="L3">
      <style:text-properties officeooo:rsid="000e01c4" officeooo:paragraph-rsid="000e01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zelcast</text:p>
      <text:p text:style-name="P1">Hazelcast is a distributed, in-memory database.</text:p>
      <text:p text:style-name="P1"/>
      <text:p text:style-name="P1">Just playing aroung with Hazelcast and reading has taught me to assume these things:</text:p>
      <text:p text:style-name="P1"/>
      <text:list xml:id="list2754314623253748903" text:style-name="L1">
        <text:list-item>
          <text:p text:style-name="P4">The data will be stored as an array of bytes.</text:p>
        </text:list-item>
        <text:list-item>
          <text:p text:style-name="P4">The data will go over the network.</text:p>
        </text:list-item>
        <text:list-item>
          <text:p text:style-name="P4">The data is remote.</text:p>
        </text:list-item>
        <text:list-item>
          <text:p text:style-name="P4">If the data is not in memory, it doesn't exist.</text:p>
        </text:list-item>
      </text:list>
      <text:p text:style-name="P1"/>
      <text:p text:style-name="P1"/>
      <text:p text:style-name="P1">Data Storage</text:p>
      <text:p text:style-name="P1"/>
      <text:list xml:id="list6022322545092534283" text:style-name="L2">
        <text:list-item>
          <text:p text:style-name="P5">IList</text:p>
        </text:list-item>
        <text:list-item>
          <text:p text:style-name="P5">IQueue</text:p>
        </text:list-item>
        <text:list-item>
          <text:p text:style-name="P5">IMap</text:p>
        </text:list-item>
        <text:list-item>
          <text:p text:style-name="P5">ISet</text:p>
        </text:list-item>
        <text:list-item>
          <text:p text:style-name="P5">MultiMap</text:p>
        </text:list-item>
      </text:list>
      <text:p text:style-name="P1"/>
      <text:p text:style-name="P1"/>
      <text:p text:style-name="P1"/>
      <text:p text:style-name="P2">Hazelcast can be configured in different ways:</text:p>
      <text:p text:style-name="P2"/>
      <text:list xml:id="list709521866562765939" text:style-name="L3">
        <text:list-item>
          <text:p text:style-name="P7">Programmatic configuration</text:p>
        </text:list-item>
        <text:list-item>
          <text:p text:style-name="P7">XML configuration</text:p>
        </text:list-item>
        <text:list-item>
          <text:p text:style-name="P7">Spring configuration</text:p>
        </text:list-item>
      </text:list>
      <text:p text:style-name="P2"/>
      <text:p text:style-name="P2">For enabling multicast use:</text:p>
      <text:p text:style-name="P2"/>
      <text:p text:style-name="P3"><text:span text:style-name="_5f_XMLBracket">&lt;</text:span><text:span text:style-name="_5f_XMLElement">network</text:span><text:span text:style-name="_5f_XMLBracket">&gt;</text:span></text:p>
      <text:p text:style-name="P3"><text:tab/><text:span text:style-name="_5f_XMLBracket">&lt;</text:span><text:span text:style-name="_5f_XMLElement">join</text:span><text:span text:style-name="_5f_XMLBracket">&gt;&lt;</text:span><text:span text:style-name="_5f_XMLElement">multicast</text:span> <text:span text:style-name="_5f_XMLElement">enabled</text:span><text:span text:style-name="_5f_XMLBracket">=</text:span><text:span text:style-name="_5f_XMLLiteral">”true”</text:span> <text:span text:style-name="_5f_XMLBracket">/&gt;&lt;/</text:span><text:span text:style-name="_5f_XMLElement">join</text:span><text:span text:style-name="_5f_XMLBracket">&gt;</text:span></text:p>
      <text:p text:style-name="P3"><text:span text:style-name="_5f_XMLBracket">&lt;/</text:span><text:span text:style-name="_5f_XMLElement">network</text:span><text:span text:style-name="_5f_XMLBracket">&gt;</text:span></text:p>
      <text:p text:style-name="P2"/>
      <text:p text:style-name="P2"/>
      <text:p text:style-name="P2"/>
      <text:p text:style-name="P2">What is multicast?</text:p>
      <text:p text:style-name="P2">See wikipedia: <text:a xlink:type="simple" xlink:href="http://it.wikipedia.org/wiki/Multicast" text:style-name="Internet_20_link" text:visited-style-name="Visited_20_Internet_20_Link">http://it.wikipedia.org/wiki/Multicast</text:a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Base">
      <style:text-properties fo:color="#4c4c4c"/>
    </style:style>
    <style:style style:name="_5f_XMLLiteral" style:display-name="_XMLLiteral" style:family="text" style:parent-style-name="_5f_OOoComputerBase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Base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2:15:18.555000000</meta:creation-date>
    <dc:date>2015-01-26T17:59:15.503000000</dc:date>
    <meta:editing-duration>PT6H55M27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23" meta:word-count="99" meta:character-count="611" meta:non-whitespace-character-count="546"/>
  </office:meta>
</office:document-meta>
</file>